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isk-Free</text:p>
          </table:table-cell>
          <table:table-cell office:value-type="percentage" office:value="0.000418" calcext:value-type="percentage">
            <text:p>0.0418%</text:p>
          </table:table-cell>
        </table:table-row>
        <table:table-row table:style-name="ro1">
          <table:table-cell office:value-type="string" calcext:value-type="string">
            <text:p>E[CAT]</text:p>
          </table:table-cell>
          <table:table-cell office:value-type="percentage" office:value="0.013424" calcext:value-type="percentage">
            <text:p>1.3424%</text:p>
          </table:table-cell>
        </table:table-row>
        <table:table-row table:style-name="ro1">
          <table:table-cell office:value-type="string" calcext:value-type="string">
            <text:p>E[MKT]</text:p>
          </table:table-cell>
          <table:table-cell office:value-type="percentage" office:value="0.010773" calcext:value-type="percentage">
            <text:p>1.0773%</text:p>
          </table:table-cell>
        </table:table-row>
        <table:table-row table:style-name="ro1">
          <table:table-cell office:value-type="string" calcext:value-type="string">
            <text:p>SD[CAT]</text:p>
          </table:table-cell>
          <table:table-cell office:value-type="percentage" office:value="0.081365" calcext:value-type="percentage">
            <text:p>8.1365%</text:p>
          </table:table-cell>
        </table:table-row>
        <table:table-row table:style-name="ro1">
          <table:table-cell office:value-type="string" calcext:value-type="string">
            <text:p>SD[MKT]</text:p>
          </table:table-cell>
          <table:table-cell office:value-type="percentage" office:value="0.037568" calcext:value-type="percentage">
            <text:p>3.7568%</text:p>
          </table:table-cell>
        </table:table-row>
        <table:table-row table:style-name="ro1">
          <table:table-cell office:value-type="string" calcext:value-type="string">
            <text:p>Corr[CAT,MKT]</text:p>
          </table:table-cell>
          <table:table-cell table:style-name="Default" office:value-type="float" office:value="0.7279" calcext:value-type="float">
            <text:p>0.7279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RP[CAT]</text:p>
          </table:table-cell>
          <table:table-cell table:formula="of:=[.B2]-[.B1]" office:value-type="percentage" office:value="0.013006" calcext:value-type="percentage">
            <text:p>1.3006%</text:p>
          </table:table-cell>
        </table:table-row>
        <table:table-row table:style-name="ro1">
          <table:table-cell office:value-type="string" calcext:value-type="string">
            <text:p>RP[MKT]</text:p>
          </table:table-cell>
          <table:table-cell table:formula="of:=[.B3]-[.B1]" office:value-type="percentage" office:value="0.010355" calcext:value-type="percentage">
            <text:p>1.0355%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SR[CAT]</text:p>
          </table:table-cell>
          <table:table-cell table:style-name="ce2" table:formula="of:=[.B8]/[.B4]" office:value-type="float" office:value="0.159847600319548" calcext:value-type="float">
            <text:p>0.1598</text:p>
          </table:table-cell>
        </table:table-row>
        <table:table-row table:style-name="ro1">
          <table:table-cell office:value-type="string" calcext:value-type="string">
            <text:p>SR[MKT]</text:p>
          </table:table-cell>
          <table:table-cell table:style-name="ce2" table:formula="of:=[.B9]/[.B5]" office:value-type="float" office:value="0.275633517887564" calcext:value-type="float">
            <text:p>0.2756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beta</text:p>
          </table:table-cell>
          <table:table-cell table:style-name="ce2" table:formula="of:=([.B4]*[.B6]/[.B5])" office:value-type="float" office:value="1.5764901911201" calcext:value-type="float">
            <text:p>1.576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[.B8]-[.B14]*[.B9]" office:value-type="percentage" office:value="-0.00331855592904866" calcext:value-type="percentage">
            <text:p>-0.3319%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%sys</text:p>
          </table:table-cell>
          <table:table-cell table:style-name="Default" table:formula="of:=[.B14]*[.B5]/[.B4]" office:value-type="float" office:value="0.7279" calcext:value-type="float">
            <text:p>0.7279</text:p>
          </table:table-cell>
        </table:table-row>
        <table:table-row table:style-name="ro1">
          <table:table-cell office:value-type="string" calcext:value-type="string">
            <text:p>%idio</text:p>
          </table:table-cell>
          <table:table-cell table:style-name="Default" table:formula="of:=1-[.B17]" office:value-type="float" office:value="0.2721" calcext:value-type="float">
            <text:p>0.2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number-style style:name="N123">
      <number:number number:decimal-places="16" loext:min-decimal-places="16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0:00:07.719412720</meta:creation-date>
    <dc:date>2020-03-11T00:10:50.440773563</dc:date>
    <meta:editing-duration>PT10M46S</meta:editing-duration>
    <meta:editing-cycles>2</meta:editing-cycles>
    <meta:generator>LibreOffice/6.1.5.2$Linux_X86_64 LibreOffice_project/10$Build-2</meta:generator>
    <meta:document-statistic meta:table-count="1" meta:cell-count="28" meta:object-count="0"/>
  </office:meta>
</office:document-meta>
</file>